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25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top" fo:min-height="0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text-properties fo:font-size="26pt"/>
    </style:style>
    <style:style style:name="P2" style:family="paragraph">
      <style:paragraph-properties fo:margin-left="0cm" fo:margin-right="0cm" fo:text-align="start" fo:text-indent="0cm">
        <style:tab-stops/>
      </style:paragraph-properties>
      <style:text-properties style:font-name="Liberation Sans" fo:font-size="22pt" style:letter-kerning="true" style:font-name-asian="Noto Sans CJK SC" style:font-size-asian="32pt" style:font-name-complex="Lohit Devanagari" style:font-size-complex="32pt"/>
    </style:style>
    <style:style style:name="P3" style:family="paragraph">
      <loext:graphic-properties draw:fill-color="#ffffff"/>
      <style:paragraph-properties fo:text-align="start">
        <style:tab-stops/>
      </style:paragraph-properties>
      <style:text-properties fo:font-size="2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6" style:family="paragraph">
      <loext:graphic-properties draw:fill="non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22pt" style:letter-kerning="true" style:font-name-asian="Noto Sans CJK SC" style:font-size-asian="32pt" style:font-name-complex="Lohit Devanagari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Перехват видеолинка вражеского дрона</text:span></text:p>
          </draw:text-box>
        </draw:frame>
        <draw:frame presentation:style-name="pr2" draw:text-style-name="P3" draw:layer="layout" svg:width="25.199cm" svg:height="11.285cm" svg:x="1.4cm" svg:y="3.486cm" presentation:class="subtitle" presentation:user-transformed="true">
          <draw:text-box>
            <text:list text:style-name="L2">
              <text:list-item>
                <text:p text:style-name="P2">Перехват аналоговых передатчиков — наиболее часто использующиеся в FPV, т. к. широко представлены на рынке и более доступные.</text:p>
              </text:list-item>
              <text:list-item>
                <text:p text:style-name="P2"><text:span text:style-name="T2"><text:s/></text:span><text:span text:style-name="T2">Универсальность — охват всей имеющейся сетки частот от 4,99 до 5,97ГГц, </text:span><text:span text:style-name="T3">900МГц, <text:s/>1,2-1,3 ГГц, 2,4Ггц</text:span><text:span text:style-name="T3">.</text:span></text:p>
              </text:list-item>
              <text:list-item>
                <text:p text:style-name="P2">Многоканальность — одновременное отображение до 8-ми активных изображений.</text:p>
              </text:list-item>
              <text:list-item>
                <text:p text:style-name="P2">Автоматизированность — автоматический поиск несущей и задействование соответсвующего приемника с нужным каналом на вход регистратора.</text:p>
              </text:list-item>
              <text:list-item>
                <text:p text:style-name="P2">Архивирование — запись и сохранение видеозаписей.</text:p>
              </text:list-item>
              <text:list-item>
                <text:p text:style-name="P2">Ручное снятие с контроля — возможность снятия с контроля и записи своих или не интересных видеоканалов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ринцип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Сканирование диапазона в постоянном режиме в поисках активного видеолинка</text:p>
              </text:list-item>
              <text:list-item>
                <text:p>При обнаружении — определение частотной сетки и соответствующего канала</text:p>
              </text:list-item>
              <text:list-item>
                <text:p>Подача команды соответствующему приемнику на установку нужного канала, запись в видеорегистратор и отображение в сегменте монитора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ути расширения функционала издели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5"><text:span text:style-name="T4">Поиск цифровых активных видеолинков в диапазоне 5,66 — 5,97 ГГц, </text:span><text:span text:style-name="T2">2,4ГГц</text:span></text:p>
              </text:list-item>
            </text:list>
            <text:list text:style-name="L3">
              <text:list-item>
                <text:p>Определение типа цифрового видеопередатчика</text:p>
              </text:list-item>
              <text:list-item>
                <text:p>Поиск путей раскрытия закодированного цифрового изображения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хнические сложност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Малая техническая база для изучения имеющихся на рынке видеопередатчиков и видеоприемников</text:p>
              </text:list-item>
              <text:list-item>
                <text:p>Необходимость вмешиваться в схемотехнику видеоприемников — имеется альтернатива, видеоприемники с программным управлением по протоколу SmartAudio или Tramp — нужны финансы для приобретения. (https://habr.com/ru/articles/731514/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опутствующие задач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Противодействие перехвата радиолинка вражеской стороной:</text:p>
                <text:list>
                  <text:list-item>
                    <text:p>Шифрование или скремблирование видеолинка,</text:p>
                  </text:list-item>
                  <text:list-item>
                    <text:p>Цифровой канал стандарта DVB-T (так же повышение качества и разрешение картинки)</text:p>
                  </text:list-item>
                  <text:list-item>
                    <text:p>Трехкомпонентный сигнал YPbPr на разнесенных частотах (так же увеличесние разрешения картинки) <text:s/></text:p>
                  </text:list-item>
                </text:list>
              </text:list-item>
              <text:list-item>
                <text:p>Расширение зоны охвата видеоприема так и видеопередачи</text:p>
              </text:list-item>
              <text:list-item>
                <text:p>Блокировка видеолинка вражеского дрона с целью нарушения обратного канала управления.</text:p>
              </text:list-item>
              <text:list-item>
                <text:p>(<text:a xlink:href="https://rcsearch.ru/wiki/HD-видеолинк" xlink:type="simple">https://rcsearch.ru/wiki/HD-%D0%B2%D0%B8%D0%B4%D0%B5%D0%BE%D0%BB%D0%B8%D0%BD%D0%BA</text:a>)</text:p>
              </text:list-item>
              <text:list-item>
                <text:p>(https://habr.com/ru/companies/virt2real/articles/197612/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идеолинки</text:p>
          </draw:text-box>
        </draw:frame>
        <draw:frame presentation:style-name="pr4" draw:layer="layout" svg:width="25.199cm" svg:height="6.815cm" svg:x="1.4cm" svg:y="3.685cm" presentation:class="outline" presentation:user-transformed="true">
          <draw:text-box>
            <text:list text:style-name="L3">
              <text:list-item>
                <text:p>0,9-1,3 ГГц — хороший потенциал, дальность до 30 км; самостоятельное изготовление антенн, передатчик влияет на приемник 2,4ГГц</text:p>
              </text:list-item>
              <text:list-item>
                <text:p>2,4 ГГц — высокое качество картинки, чуть меньший потенциал по дальности, огромное количество доступных антенн; низкая проникающая сопособность. </text:p>
              </text:list-item>
              <text:list-item>
                <text:p>5,8 ГГц — высокое качество картинки; метеозависимость, низкая дистанция, нризкая проникающая сопособность.</text:p>
              </text:list-item>
            </text:list>
          </draw:text-box>
        </draw:frame>
        <draw:frame draw:style-name="gr2" draw:text-style-name="P6" draw:layer="layout" svg:width="26cm" svg:height="3.5cm" svg:x="1cm" svg:y="11.5cm">
          <draw:text-box>
            <text:p>Негласный закон: диапазон видеолинка не должен совпадать с диапазоном управл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cm" svg:y="3.685cm" presentation:class="outline" presentation:user-transformed="true">
          <draw:text-box>
            <text:list text:style-name="L3">
              <text:list-item>
                <text:p>0.910Ghz</text:p>
              </text:list-item>
              <text:list-item>
                <text:p>0.980Ghz</text:p>
              </text:list-item>
              <text:list-item>
                <text:p>1.010Ghz</text:p>
              </text:list-item>
              <text:list-item>
                <text:p>1.040Ghz</text:p>
              </text:list-item>
              <text:list-item>
                <text:p>1.080Ghz</text:p>
              </text:list-item>
              <text:list-item>
                <text:p>1.120Ghz</text:p>
              </text:list-item>
              <text:list-item>
                <text:p>1.160Ghz</text:p>
              </text:list-item>
              <text:list-item>
                <text:p>1.200Ghz</text:p>
              </text:list-item>
              <text:list-item>
                <text:p>1.240Ghz</text:p>
              </text:list-item>
              <text:list-item>
                <text:p>1.280Ghz</text:p>
              </text:list-item>
              <text:list-item>
                <text:p>1.320Ghz</text:p>
              </text:list-item>
              <text:list-item>
                <text:p>1.360Ghz</text:p>
              </text:list-item>
              <text:list-item>
                <text:p>Частотные сетки: 0.9Ghz/1.2Ghz/1.3Ghz</text:p>
              </text:list-item>
              <text:list-item>
                <text:p>Количество каналов:12CH</text:p>
              </text:list-item>
              <text:list-item>
                <text:p>Выбор канала: клавиша с цифровой индикацией</text:p>
              </text:list-item>
              <text:list-item>
                <text:p>Рабочее напряжение: 12V (3S батарея)</text:p>
              </text:list-item>
              <text:list-item>
                <text:p>Токопотребление: 260mA </text:p>
              </text:list-item>
              <text:list-item>
                <text:p>Размеры: 115x67x21мм</text:p>
              </text:list-item>
              <text:list-item>
                <text:p>Вес: 115 гр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рондетектор на базе HackRF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Решено быстрое сканирование диапазона от 30МГц до 6Гц за 1.2 сек.</text:p>
              </text:list-item>
              <text:list-item>
                <text:p>В работе : Выявление «опасного» сигнала по ширине и его глушение шумогенератором соответсвующего диапазона без расхода энергии на «пустые» участки диапазона.</text:p>
              </text:list-item>
              <text:list-item>
                <text:p>Выяснено практикой что просто подавление сигнала может не привести к успеху, опытный оператор может «проскочить» зону глушения, необходимо активное влияние на дрон имитируя команду от пульта. Работа в направлении записи спектра команды от оператора и постоянное повторение этой команды с большей мощностью.</text:p>
              </text:list-item>
              <text:list-item>
                <text:p>Написание ПО на базе ОС Linux в виде LiveCD для процессоров x86-64 и ARM (raspberryPI, Repka, OrangePI) и активации ПО по запросу, на основании серийного номера платы HackRF и информации о запрашивающем. 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Технические трудност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ckRF имеет маленькую чувствительность, <text:span text:style-name="T5">решаем с помощью расчета антенн</text:span></text:p>
              </text:list-item>
              <text:list-item>
                <text:p>Необходимо протестировать возможности других альтернативных SDR приемо-передатчиков, таких как FreeSDR, LimeSDR, AirSpy, ColibryNano, BladeRF, USR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rcdetails.info/tag/nachinayushhim/" xlink:type="simple">https://rcdetails.info/tag/nachinayushhim/</text:a></text:p>
              </text:list-item>
              <text:list-item>
                <text:p>https://uralsistems.ru/blog/publikuem-chastoty-fpv-dronov-kamikadze-polnyj-spiso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9T18:02:31.871475575</meta:creation-date>
    <dc:date>2024-07-19T19:58:53.780583404</dc:date>
    <meta:editing-duration>PT41M45S</meta:editing-duration>
    <meta:editing-cycles>7</meta:editing-cycles>
    <meta:generator>LibreOffice/7.3.7.2$Linux_X86_64 LibreOffice_project/30$Build-2</meta:generator>
    <meta:document-statistic meta:object-count="62"/>
  </office:meta>
</office:document-meta>
</file>